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/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b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eraldAmu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emyDoll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forc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hanced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rrat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ternalDoomResourc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onsnStu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veSuper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t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nalDoom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BLU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Strif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Serp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stsofFu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ar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Feas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Spa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oorandCeilingLanter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yK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cefieldLaserb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erScientistsPack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untainofRejuven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eze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ostFa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usionArachn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den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goyleW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tling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ostbustersDoom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lassTec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ldenFleeceShee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th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a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enad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desElemen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CutSoldi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-Lif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ndoftheWrai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dlessZombie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arbine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MetalFAKK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llB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reticII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Tree&amp;Leaf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Probably needs changing at source ad has ampersand…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onoftheRav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Condens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Shadow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Te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B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KPa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aler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rovedDBigFont+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nPursuitofGree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onspra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ron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WadBrightma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Juggernau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arasawa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ingpi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n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boratoryGl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meduk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rge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serAre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&amp;MudGole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vab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Fl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egendoftheSevenPalad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ghtColumn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mestoneCaveForm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quidFounta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ordofHere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ycanthrop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60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eslayer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al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Spark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net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lic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pDevelopmen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ble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Corps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Supply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MarineStuff.pn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s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skofTerro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xPayn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diev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ecrafti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plicit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nsterH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rtis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ysteriesotSith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Command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Roc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Animation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1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2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i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ughtPointFou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uclearMissil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gro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ilBarre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utlaw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(burntstum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tchedUp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ntacleofProjec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ipeBomb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B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Repeat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ofFireResistan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slav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UpRing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XFireSki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yr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ump-Action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d-Shotgun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2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iv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d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inSimp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coloredDoom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dneckRampag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volver(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Regener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the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otNerveGas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seoftheTriad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Pi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merosDoomDump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ilorScou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wedO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epterofSou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amsScreamsScr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ollofHellfi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awe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ekerBazook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Cast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Warri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rkwith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irtlessBeheadedMar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de-By-Side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lv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plyUnre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gleBarrel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isterMach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kullCand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trees&amp;bu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dierOfFortu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ul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le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S-1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ellB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inedGlassWindow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lagmitesandStalactit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rekEliteForce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ifeBloody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ongholdPowerP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ie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otgun(KDiZD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slaCann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underPor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i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lightvariation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rmentstein3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berMinigu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Flats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VariousDoomKey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chesterYellowbo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tchav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enstein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H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raith(D3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XtraLite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YellowLamp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Upp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Hench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manRif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PlasmaScientist.png</text:p>
          </table:table-cell>
          <table:table-cell table:number-columns-repeated="16383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5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8T13:33:16Z</dc:date>
    <meta:editing-duration>PT0S</meta:editing-duration>
  </office:meta>
</office:document-meta>
</file>